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voking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InvokingFactoryBean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Invoking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FactoryBean.setSingleton( boolean singlet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FactoryBean.get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